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F000000D6864BA6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9cm" table:align="margins" style:may-break-between-rows="false" style:writing-mode="lr-tb"/>
    </style:style>
    <style:style style:name="Tabelle1.A" style:family="table-column">
      <style:table-column-properties style:column-width="4.249cm" style:rel-column-width="16384*"/>
    </style:style>
    <style:style style:name="Tabelle1.C" style:family="table-column">
      <style:table-column-properties style:column-width="8.498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6.999cm" style:type="right"/>
        </style:tab-stops>
      </style:paragraph-properties>
    </style:style>
    <style:style style:name="P2" style:family="paragraph" style:parent-style-name="Standard">
      <style:text-properties fo:language="de" fo:country="DE" fo:font-weight="bold" style:font-weight-asian="bold" style:font-size-complex="11pt"/>
    </style:style>
    <style:style style:name="P3" style:family="paragraph" style:parent-style-name="Standard">
      <style:text-properties fo:language="de" fo:country="DE" style:font-size-complex="11pt"/>
    </style:style>
    <style:style style:name="P4" style:family="paragraph" style:parent-style-name="Standard">
      <style:text-properties fo:language="en" fo:country="US" style:language-complex="ar" style:country-complex="SA"/>
    </style:style>
    <style:style style:name="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P6"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999cm" style:type="right" style:leader-style="dotted" style:leader-text="."/>
        </style:tab-stops>
      </style:paragraph-properties>
    </style:style>
    <style:style style:name="P9" style:family="paragraph" style:parent-style-name="Standard">
      <style:text-properties fo:language="en" fo:country="US" style:language-complex="ar" style:country-complex="SA"/>
    </style:style>
    <style:style style:name="P10" style:family="paragraph" style:parent-style-name="Standard" style:master-page-name="Standard">
      <style:paragraph-properties fo:text-align="center" style:justify-single-word="false" style:page-number="auto"/>
      <style:text-properties fo:font-size="12pt" fo:language="en" fo:country="US" style:font-size-asian="12pt" style:font-size-complex="12pt" style:language-complex="ar" style:country-complex="SA"/>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fo:language="en" fo:country="US" style:language-complex="ar" style:country-complex="SA"/>
    </style:style>
    <style:style style:name="P13" style:family="paragraph" style:parent-style-name="Heading_20_2">
      <style:text-properties fo:language="en" fo:country="US" style:language-complex="ar" style:country-complex="SA"/>
    </style:style>
    <style:style style:name="P14" style:family="paragraph" style:parent-style-name="Table_20_Contents">
      <style:text-properties fo:background-color="#ff3333"/>
    </style:style>
    <style:style style:name="P15" style:family="paragraph" style:parent-style-name="Table_20_Contents">
      <style:text-properties fo:background-color="#ffff66"/>
    </style:style>
    <style:style style:name="P16" style:family="paragraph" style:parent-style-name="Table_20_Contents">
      <style:text-properties fo:background-color="#ff3399"/>
    </style:style>
    <style:style style:name="P17" style:family="paragraph" style:parent-style-name="Table_20_Contents">
      <style:paragraph-properties fo:background-color="#ffffff">
        <style:background-image/>
      </style:paragraph-properties>
    </style:style>
    <style:style style:name="P18" style:family="paragraph" style:parent-style-name="Table_20_Contents">
      <style:paragraph-properties fo:background-color="#ffffff">
        <style:background-image/>
      </style:paragraph-properties>
      <style:text-properties fo:color="#000000" fo:background-color="#dddddd"/>
    </style:style>
    <style:style style:name="T1" style:family="text">
      <style:text-properties style:font-name-complex="Arial"/>
    </style:style>
    <style:style style:name="T2" style:family="text">
      <style:text-properties fo:language="de" fo:country="DE"/>
    </style:style>
    <style:style style:name="T3" style:family="text">
      <style:text-properties fo:language="de" fo:country="DE" style:language-asian="zxx" style:country-asian="none"/>
    </style:style>
    <style:style style:name="T4" style:family="text">
      <style:text-properties fo:language="fr" fo:country="FR" style:font-name-complex="Arial" style:font-size-complex="11pt"/>
    </style:style>
    <style:style style:name="T5" style:family="text">
      <style:text-properties fo:font-style="italic" style:font-style-asian="italic"/>
    </style:style>
    <style:style style:name="T6" style:family="text">
      <style:text-properties fo:color="#ffffff" fo:background-color="#0000ff"/>
    </style:style>
    <style:style style:name="T7" style:family="text">
      <style:text-properties fo:color="#ffffff" fo:background-color="#00ffff"/>
    </style:style>
    <style:style style:name="T8" style:family="text">
      <style:text-properties fo:background-color="#00ff00"/>
    </style:style>
    <style:style style:name="T9" style:family="text">
      <style:text-properties fo:background-color="#ffff00"/>
    </style:style>
    <style:style style:name="T10" style:family="text">
      <style:text-properties fo:background-color="#ff0000"/>
    </style:style>
    <style:style style:name="T11" style:family="text">
      <style:text-properties fo:background-color="#ff00ff"/>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background-color="#ff3333"/>
    </style:style>
    <style:style style:name="T15" style:family="text">
      <style:text-properties fo:background-color="#ffff66"/>
    </style:style>
    <style:style style:name="T16" style:family="text">
      <style:text-properties fo:background-color="#ff3399"/>
    </style:style>
    <style:style style:name="T17" style:family="text">
      <style:text-properties fo:background-color="#00cc33"/>
    </style:style>
    <style:style style:name="T18" style:family="text">
      <style:text-properties fo:background-color="#0000ff"/>
    </style:style>
    <style:style style:name="T19" style:family="text">
      <style:text-properties fo:color="#800000" fo:background-color="#0000ff"/>
    </style:style>
    <style:style style:name="T20" style:family="text">
      <style:text-properties fo:color="#000000"/>
    </style:style>
    <style:style style:name="T21" style:family="text">
      <style:text-properties fo:color="#000000" fo:background-color="#dddddd"/>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ntent</text:p>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text:a xlink:type="simple" xlink:href="#__RefHeading__41_1602602722" text:style-name="Internet_20_link" text:visited-style-name="Visited_20_Internet_20_Link">1 <text:s/>General<text:tab/>2</text:a></text:p>
          <text:p text:style-name="P8"><text:a xlink:type="simple" xlink:href="#__RefHeading__43_1602602722" text:style-name="Internet_20_link" text:visited-style-name="Visited_20_Internet_20_Link">1.1 Packet Latency<text:tab/>2</text:a></text:p>
          <text:p text:style-name="P8"><text:a xlink:type="simple" xlink:href="#__RefHeading__45_1602602722" text:style-name="Internet_20_link" text:visited-style-name="Visited_20_Internet_20_Link">1.2 Dropped Packets<text:tab/>2</text:a></text:p>
          <text:p text:style-name="P7"><text:a xlink:type="simple" xlink:href="#__RefHeading___Toc59124340" text:style-name="Internet_20_link" text:visited-style-name="Visited_20_Internet_20_Link">2 Indicators<text:tab/>3</text:a></text:p>
          <text:p text:style-name="P8"><text:a xlink:type="simple" xlink:href="#__RefHeading___Toc59124341" text:style-name="Internet_20_link" text:visited-style-name="Visited_20_Internet_20_Link">2.1 Continuous Port Status Display (dim colors)<text:tab/>3</text:a></text:p>
          <text:p text:style-name="P8"><text:a xlink:type="simple" xlink:href="#__RefHeading___Toc59124342" text:style-name="Internet_20_link" text:visited-style-name="Visited_20_Internet_20_Link">2.2 Flashing Packet Status Display (bright colors)<text:tab/>3</text:a></text:p>
          <text:p text:style-name="P7"><text:a xlink:type="simple" xlink:href="#__RefHeading__302_647805244" text:style-name="Internet_20_link" text:visited-style-name="Visited_20_Internet_20_Link">3 LED Error Codes<text:tab/>4</text:a></text:p>
        </text:index-body>
      </text:table-of-content>
      <text:p text:style-name="P4"/>
      <text:h text:style-name="P12" text:outline-level="1"><text:bookmark-start text:name="__RefHeading__41_1602602722"/><text:s/><text:bookmark-start text:name="__RefHeading___Toc59124339"/>General<text:bookmark-end text:name="__RefHeading__41_1602602722"/><text:bookmark-end text:name="__RefHeading___Toc59124339"/></text:h>
      <text:p text:style-name="P4">The device waits for a USB MIDI data packet to be received on one port and once this happens, the packet is send out on the other port. Until that transfer has finished, receiving of further packets is blocked temporarily. There is no internal buffering, rather the transfers are in real-time, one at a time.</text:p>
      <text:p text:style-name="P4">This all happens for both directions independently and simultaneously.</text:p>
      <text:h text:style-name="P13" text:outline-level="2"><text:bookmark-start text:name="__RefHeading__43_1602602722"/>Packet Latency<text:bookmark-end text:name="__RefHeading__43_1602602722"/></text:h>
      <text:p text:style-name="P4">The typical transfer time for the typical short MIDI packet is about 100µs in either direction, assuming very little other loads on the two USB busses.</text:p>
      <text:p text:style-name="P4">When a packet could be sent within <text:span text:style-name="T5">less than 1.2ms</text:span>, the transfer is considered REALTIME. </text:p>
      <text:p text:style-name="P4">When a packet could be sent <text:span text:style-name="T5">within 1.2ms and 10ms</text:span>, the transfer is considered LATE.</text:p>
      <text:p text:style-name="P4">When a packet could be sent only <text:span text:style-name="T5">after more 10ms</text:span>, the transfer is considered STALE.</text:p>
      <text:h text:style-name="Heading_20_2" text:outline-level="2"><text:bookmark-start text:name="__RefHeading__45_1602602722"/>Dropped Packets<text:bookmark-end text:name="__RefHeading__45_1602602722"/></text:h>
      <text:p text:style-name="P4">When a packet cannot be sent in due time, the transfer is considered DROPPED and will be aborted. <text:s/>This may happen either when the outgoing port is not connected/ready or the host computer is currently not reading data within due time, stalling the transfer.</text:p>
      <text:p text:style-name="P4">When the outgoing port is not ready the packet is dropped immediately.</text:p>
      <text:p text:style-name="P4">When the port is ready a first stalling condition occurs, a timeout of 1s is used and the packet is dropped, for subsequent stalling packets, the timeout is reduced to 100ms. It then takes one successful packet delivery to reset the timeout to 1s again.</text:p>
      <text:h text:style-name="P12" text:outline-level="1"><text:bookmark-start text:name="__RefHeading___Toc59124340"/>Indicators<text:bookmark-end text:name="__RefHeading___Toc59124340"/></text:h>
      <text:p text:style-name="P4">Each port side has a RGB (true color) LED indicator which shows both the <text:span text:style-name="T5">port status</text:span> and the <text:span text:style-name="T5">packet status</text:span> while a packet is running through. Each port LED is referring to the <text:span text:style-name="T5">incoming</text:span> data on that port.</text:p>
      <text:p text:style-name="P4"/>
      <text:p text:style-name="P4">The LED color basically shows the latency range measured for current and/or recent packet delivery.</text:p>
      <text:p text:style-name="P4">The LED is flashing when an actual packet is running through the device.</text:p>
      <text:p text:style-name="P4"/>
      <text:h text:style-name="P13" text:outline-level="2"><text:bookmark-start text:name="__RefHeading___Toc59124341"/>Continuous Port Status Display (dim colors)<text:bookmark-end text:name="__RefHeading___Toc59124341"/></text:h>
      <text:p text:style-name="P4">The dim color of the LED represents the current status of the port :</text:p>
      <text:p text:style-name="P4">Pulsing <text:span text:style-name="T6">blue</text:span> (slowly blinking, 3s period)<text:tab/>: port is not connected</text:p>
      <text:p text:style-name="P4">Pulsing <text:span text:style-name="T7">cyan</text:span> (slowly blinking, 3s period)<text:tab/>: port is connected and receives USB power, but no USB communication is present.</text:p>
      <text:p text:style-name="P4"><text:span text:style-name="T8">Green</text:span><text:tab/><text:tab/><text:tab/><text:tab/><text:tab/><text:tab/>: port is connected and USB communication is ready to go.</text:p>
      <text:p text:style-name="P4"><text:span text:style-name="T9">Yellow</text:span><text:tab/><text:tab/><text:tab/><text:tab/><text:tab/><text:tab/>: port is connected and USB communication is ready to go, but there were LATE packets within the last two seconds.</text:p>
      <text:p text:style-name="P4"><text:span text:style-name="T10">Red</text:span><text:tab/><text:tab/><text:tab/><text:tab/><text:tab/><text:tab/>: port is connected and USB communication is ready to go, but there were STALE packets within the last four seconds.</text:p>
      <text:p text:style-name="P4"><text:span text:style-name="T11">Magenta</text:span><text:tab/><text:tab/><text:tab/><text:tab/><text:tab/>: port is connected and USB communication is ready to go, but there were DROPPED packets (with data loss) within the last six seconds.</text:p>
      <text:p text:style-name="P4"/>
      <text:h text:style-name="P13" text:outline-level="2"><text:bookmark-start text:name="__RefHeading___Toc59124342"/>Flashing Packet Status Display (bright colors)<text:bookmark-end text:name="__RefHeading___Toc59124342"/></text:h>
      <text:p text:style-name="P4"><text:span text:style-name="T8">Green</text:span><text:tab/><text:tab/><text:tab/><text:tab/><text:tab/><text:tab/>: packet is running for less than 1.2ms (REALTIME).</text:p>
      <text:p text:style-name="P4"><text:span text:style-name="T9">Yellow</text:span><text:tab/><text:tab/><text:tab/><text:tab/><text:tab/><text:tab/>: packet is running for less than 10ms (LATE).</text:p>
      <text:p text:style-name="P4"><text:span text:style-name="T10">Red</text:span><text:tab/><text:tab/><text:tab/><text:tab/><text:tab/><text:tab/>: packet is running for more than 10ms (STALE).</text:p>
      <text:p text:style-name="P4"><text:span text:style-name="T11">Magenta</text:span><text:tab/><text:tab/><text:tab/><text:tab/><text:tab/>: packet had to be dropped<text:span text:style-name="T2">.</text:span></text:p>
      <text:p text:style-name="P4"/>
      <text:p text:style-name="P4">NOTE: Because the actual transfer times are normally very short (&lt; 100µs) they are lengthened for display. Still the short true transfer time is directly indicated with even brighter colors, and notably the normal green color gets brighter and more cyan’ish when very dense traffic is present. In normal MIDI operation the traffic is very sparse, though.</text:p>
      <text:h text:style-name="P11" text:outline-level="1"><text:bookmark-start text:name="__RefHeading__302_647805244"/>Error Color/Blink Codes<text:bookmark-end text:name="__RefHeading__302_647805244"/></text:h>
      <text:p text:style-name="Standard"><text:span text:style-name="T12">In normal operation, including a firmware update via MIDI SysEx message, </text:span><text:span text:style-name="T13">none</text:span><text:span text:style-name="T12"> of the below errors will ever occur</text:span> ... but things might go wrong on very very seldom occasions.</text:p>
      <text:p text:style-name="Standard">These are unrecoverable errors in general. Device must be fully unplugged to reset and return to normal operation.</text:p>
      <text:p text:style-name="Standard">The LED indicator patterns are for post-mortem diagnosis, so please write down the colors and blink states should you ever run into such an error.</text:p>
      <table:table table:name="Tabelle1" table:style-name="Tabelle1">
        <table:table-column table:style-name="Tabelle1.A" table:number-columns-repeated="2"/>
        <table:table-column table:style-name="Tabelle1.C"/>
        <table:table-row>
          <table:table-cell table:style-name="Tabelle1.A1" office:value-type="string">
            <text:p text:style-name="Table_20_Heading">First LED</text:p>
          </table:table-cell>
          <table:table-cell table:style-name="Tabelle1.A1" office:value-type="string">
            <text:p text:style-name="Table_20_Heading">Second LED</text:p>
          </table:table-cell>
          <table:table-cell table:style-name="Tabelle1.C1" office:value-type="string">
            <text:p text:style-name="Table_20_Heading">Meaning</text:p>
          </table:table-cell>
        </table:table-row>
        <table:table-row>
          <table:table-cell table:style-name="Tabelle1.A2" office:value-type="string">
            <text:p text:style-name="P18">WHITE</text:p>
          </table:table-cell>
          <table:table-cell table:style-name="Tabelle1.A2" office:value-type="string">
            <text:p text:style-name="P17"><text:span text:style-name="T21">WHITE</text:span> (blinking or not)</text:p>
          </table:table-cell>
          <table:table-cell table:style-name="Tabelle1.C2" office:value-type="string">
            <text:p text:style-name="Table_20_Contents">Severe Code Error (Lock-Up) *)</text:p>
          </table:table-cell>
        </table:table-row>
        <table:table-row>
          <table:table-cell table:style-name="Tabelle1.A2" office:value-type="string">
            <text:p text:style-name="P14">RED</text:p>
          </table:table-cell>
          <table:table-cell table:style-name="Tabelle1.A2" office:value-type="string">
            <text:p text:style-name="Table_20_Contents"><text:span text:style-name="T14">RED</text:span> blinking</text:p>
          </table:table-cell>
          <table:table-cell table:style-name="Tabelle1.C2" office:value-type="string">
            <text:p text:style-name="Table_20_Contents">USB Packet incorrect size</text:p>
          </table:table-cell>
        </table:table-row>
        <table:table-row>
          <table:table-cell table:style-name="Tabelle1.A2" office:value-type="string">
            <text:p text:style-name="Table_20_Contents"><text:span text:style-name="T14">RED</text:span> </text:p>
          </table:table-cell>
          <table:table-cell table:style-name="Tabelle1.A2" office:value-type="string">
            <text:p text:style-name="Table_20_Contents"><text:span text:style-name="T15">YELLOW</text:span> blinking</text:p>
          </table:table-cell>
          <table:table-cell table:style-name="Tabelle1.C2" office:value-type="string">
            <text:p text:style-name="Table_20_Contents">Unexpected USB Packet</text:p>
          </table:table-cell>
        </table:table-row>
        <table:table-row>
          <table:table-cell table:style-name="Tabelle1.A2" office:value-type="string">
            <text:p text:style-name="P15">YELLOW</text:p>
          </table:table-cell>
          <table:table-cell table:style-name="Tabelle1.A2" office:value-type="string">
            <text:p text:style-name="Table_20_Contents"><text:span text:style-name="T14">RED</text:span> blinking</text:p>
          </table:table-cell>
          <table:table-cell table:style-name="Tabelle1.C2" office:value-type="string">
            <text:p text:style-name="Table_20_Contents">SysEx Data Error</text:p>
          </table:table-cell>
        </table:table-row>
        <table:table-row>
          <table:table-cell table:style-name="Tabelle1.A2" office:value-type="string">
            <text:p text:style-name="Table_20_Contents"><text:span text:style-name="T15">YELLOW</text:span> </text:p>
          </table:table-cell>
          <table:table-cell table:style-name="Tabelle1.A2" office:value-type="string">
            <text:p text:style-name="P15">YELLOW</text:p>
          </table:table-cell>
          <table:table-cell table:style-name="Tabelle1.C2" office:value-type="string">
            <text:p text:style-name="Table_20_Contents">Waiting for SysEx End Marker</text:p>
          </table:table-cell>
        </table:table-row>
        <table:table-row>
          <table:table-cell table:style-name="Tabelle1.A2" office:value-type="string">
            <text:p text:style-name="P16">MAGENTA</text:p>
          </table:table-cell>
          <table:table-cell table:style-name="Tabelle1.A2" office:value-type="string">
            <text:p text:style-name="Table_20_Contents"><text:span text:style-name="T14">RED</text:span> blinking</text:p>
          </table:table-cell>
          <table:table-cell table:style-name="Tabelle1.C2" office:value-type="string">
            <text:p text:style-name="Table_20_Contents">Programming: Data is too large</text:p>
          </table:table-cell>
        </table:table-row>
        <table:table-row>
          <table:table-cell table:style-name="Tabelle1.A2" office:value-type="string">
            <text:p text:style-name="P16">MAGENTA</text:p>
          </table:table-cell>
          <table:table-cell table:style-name="Tabelle1.A2" office:value-type="string">
            <text:p text:style-name="Table_20_Contents"><text:span text:style-name="T17">GREEN</text:span> blinking</text:p>
          </table:table-cell>
          <table:table-cell table:style-name="Tabelle1.C2" office:value-type="string">
            <text:p text:style-name="Table_20_Contents">Programming: Data Length is zero</text:p>
          </table:table-cell>
        </table:table-row>
        <table:table-row>
          <table:table-cell table:style-name="Tabelle1.A2" office:value-type="string">
            <text:p text:style-name="P16">MAGENTA</text:p>
          </table:table-cell>
          <table:table-cell table:style-name="Tabelle1.A2" office:value-type="string">
            <text:p text:style-name="Table_20_Contents"><text:span text:style-name="T6">BLUE</text:span> blinking</text:p>
          </table:table-cell>
          <table:table-cell table:style-name="Tabelle1.C2" office:value-type="string">
            <text:p text:style-name="Table_20_Contents">Programming: Erase failed **)</text:p>
          </table:table-cell>
        </table:table-row>
        <table:table-row>
          <table:table-cell table:style-name="Tabelle1.A2" office:value-type="string">
            <text:p text:style-name="P16">MAGENTA</text:p>
          </table:table-cell>
          <table:table-cell table:style-name="Tabelle1.A2" office:value-type="string">
            <text:p text:style-name="Table_20_Contents"><text:span text:style-name="T16">MAGENTA</text:span> blinking</text:p>
          </table:table-cell>
          <table:table-cell table:style-name="Tabelle1.C2" office:value-type="string">
            <text:p text:style-name="Table_20_Contents">Programming: WritePrepare failed **)</text:p>
          </table:table-cell>
        </table:table-row>
        <table:table-row>
          <table:table-cell table:style-name="Tabelle1.A2" office:value-type="string">
            <text:p text:style-name="P16">MAGENTA</text:p>
          </table:table-cell>
          <table:table-cell table:style-name="Tabelle1.A2" office:value-type="string">
            <text:p text:style-name="P17"><text:span text:style-name="T21">WHITE</text:span> blinking</text:p>
          </table:table-cell>
          <table:table-cell table:style-name="Tabelle1.C2" office:value-type="string">
            <text:p text:style-name="Table_20_Contents">Programming: Write failed **)</text:p>
          </table:table-cell>
        </table:table-row>
      </table:table>
      <text:p text:style-name="Standard"/>
      <text:p text:style-name="P4">NOTES</text:p>
      <text:p text:style-name="P4">*) Software Bugs as well as Broken Code -- for example from an update gone wrong -- will often, but not always, end up with the WHITE-WHITE “code error” pattern.</text:p>
      <text:p text:style-name="P4">**) Should one of these severe failures ever happen during a firmware update, it is very likely that the device is now “bricked”, containing a partial or broken code update and thus rendered unusable. It should be returned to factory for servicing.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CH"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next-style-name="Standard" style:class="extra">
      <style:paragraph-properties fo:margin-left="2.501cm" fo:margin-right="1cm" fo:margin-top="0.212cm" fo:margin-bottom="0.353cm" fo:text-indent="-1.501cm" style:auto-text-indent="false"/>
      <style:text-properties fo:font-size="11pt" style:font-size-asian="11pt"/>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next-style-name="Standard" style:default-outline-level="1" style:class="text">
      <style:paragraph-properties fo:margin-top="0.423cm" fo:margin-bottom="0.106cm" fo:orphans="2" fo:widows="2" fo:keep-with-next="always"/>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Heading_20_2" style:display-name="Heading 2" style:family="paragraph" style:next-style-name="Standard" style:default-outline-level="2" style:class="text">
      <style:paragraph-properties fo:margin-top="0.423cm" fo:margin-bottom="0.106cm" fo:orphans="2" fo:widows="2" fo:keep-with-next="always"/>
      <style:text-properties style:use-window-font-color="true" style:font-name="Times New Roman" fo:font-size="12pt" fo:language="en" fo:country="US" fo:font-weight="bold" style:font-name-asian="SimSun1" style:font-size-asian="12pt" style:language-asian="zh" style:country-asian="CN" style:font-weight-asian="bold" style:font-name-complex="Times New Roman" style:font-size-complex="10pt" style:language-complex="ar" style:country-complex="SA"/>
    </style:style>
    <style:style style:name="Heading_20_3" style:display-name="Heading 3" style:family="paragraph" style:next-style-name="Standard" style:default-outline-level="3" style:class="text">
      <style:paragraph-properties fo:margin-top="0.423cm" fo:margin-bottom="0.106cm" fo:orphans="2" fo:widows="2" fo:keep-with-next="always"/>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style>
    <style:style style:name="Heading_20_5" style:display-name="Heading 5" style:family="paragraph" style:next-style-name="Standard" style:default-outline-level="5"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6" style:display-name="Heading 6" style:family="paragraph" style:next-style-name="Standard" style:default-outline-level="6"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text-properties fo:font-weight="bold" style:font-weight-asian="bold"/>
    </style:style>
    <style:style style:name="Heading_20_8" style:display-name="Heading 8" style:family="paragraph" style:next-style-name="Standard" style:default-outline-level="8" style:class="text">
      <style:paragraph-properties fo:margin-top="0.423cm" fo:margin-bottom="0.106cm" fo:orphans="2" fo:widows="2"/>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_20_9" style:display-name="Heading 9" style:family="paragraph" style:next-style-name="Standard" style:default-outline-level="9"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next-style-name="Standard" style:default-outline-level="1" style:list-style-name="" style:class="chapter">
      <style:paragraph-properties fo:margin-top="0.423cm" fo:margin-bottom="0.106cm" fo:text-align="center" style:justify-single-word="false" fo:orphans="2" fo:widows="2"/>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Listennummer" style:family="paragraph" style:parent-style-name="Standard" style:list-style-name="WW8Num1"/>
    <style:style style:name="Sprechblasentext" style:family="paragraph" style:parent-style-name="Standard">
      <style:paragraph-properties fo:margin-top="0cm" fo:margin-bottom="0cm"/>
      <style:text-properties style:font-name="Tahoma" fo:font-size="8pt" style:font-size-asian="8pt" style:font-name-complex="Tahoma" style:font-size-complex="8pt"/>
    </style:style>
    <style:style style:name="Nur_20_Text" style:display-name="Nur Text" style:family="paragraph" style:parent-style-name="Standard">
      <style:text-properties style:font-name="Courier New" fo:font-size="10pt" style:font-size-asian="10pt" style:font-name-complex="Courier New"/>
    </style:style>
    <style:style style:name="Inhaltsverzeichnisüberschrift"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style:text-properties fo:color="#365f91" style:font-name="Cambria" fo:language="de" fo:country="DE" style:letter-kerning="true" style:font-name-asian="Times New Roman" style:font-name-complex="Times New Roman"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Times New Roman" style:font-name-asian="SimSun1"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fo:color="#0000ff" style:font-name="Arial" fo:font-size="12pt" style:text-underline-style="solid" style:text-underline-width="auto" style:text-underline-color="font-color" style:font-name-asian="SimSun1" style:font-size-asian="12pt" style:font-name-complex="Arial"/>
    </style:style>
    <style:style style:name="WW8Num4z0" style:family="text"/>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Arial" style:font-name-asian="SimSun1" style:font-name-complex="Aria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Arial" style:font-name-asian="SimSun1" style:font-name-complex="Aria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Wingdings" style:font-name-asian="SimSun1"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style:font-name-asian="SimSun1"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style:font-name-asian="SimSun1"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Arial" style:font-name-asian="SimSun1" style:font-name-complex="Aria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font-weight="bold" style:font-weight-asian="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Absatz-Standardschriftart"/>
    <style:style style:name="Emphasis" style:family="text">
      <style:text-properties fo:font-style="italic" style:font-style-asian="italic"/>
    </style:style>
    <style:style style:name="Visited_20_Internet_20_Link" style:display-name="Visited Internet Link" style:family="text">
      <style:text-properties fo:color="#800080" style:text-underline-style="solid" style:text-underline-width="auto" style:text-underline-color="font-color"/>
    </style:style>
    <style:style style:name="Sprechblasentext_20_Zchn" style:display-name="Sprechblasentext Zchn" style:family="text">
      <style:text-properties style:font-name="Tahoma" fo:font-size="8pt" style:font-size-asian="8pt" style:language-asian="zh" style:country-asian="CN"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1.27cm" fo:margin-left="1.693cm"/>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3.175cm" fo:margin-left="6.138cm"/>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39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635cm" fo:margin-left="2.667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477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287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6.999cm" style:type="right"/>
        </style:tab-stops>
      </style:paragraph-properties>
    </style:style>
    <style:style style:name="MP2" style:family="paragraph" style:parent-style-name="Standard">
      <style:text-properties fo:language="de" fo:country="DE" fo:font-weight="bold" style:font-weight-asian="bold" style:font-size-complex="11pt"/>
    </style:style>
    <style:style style:name="MP3" style:family="paragraph" style:parent-style-name="Standard">
      <style:text-properties fo:language="de" fo:country="DE" style:font-size-complex="11pt"/>
    </style:style>
    <style:style style:name="MP4"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M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MT1" style:family="text">
      <style:text-properties style:font-name-complex="Arial"/>
    </style:style>
    <style:style style:name="MT2" style:family="text">
      <style:text-properties fo:language="de" fo:country="DE" style:language-asian="zxx" style:country-asian="none"/>
    </style:style>
    <style:style style:name="MT3" style:family="text">
      <style:text-properties fo:language="fr" fo:country="FR" style:font-name-complex="Arial" style:font-size-complex="11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2cm" fo:margin-left="0cm" fo:margin-right="0cm" fo:margin-top="1.901cm" style:dynamic-spacing="true"/>
      </style:footer-style>
    </style:page-layout>
    <style:page-layout style:name="Mpm2">
      <style:page-layout-properties fo:page-width="21.001cm" fo:page-height="29.7cm" style:num-format="1" style:print-orientation="portrait" fo:margin-top="2cm" fo:margin-bottom="2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Rahmen2" text:anchor-type="char" svg:x="-1.58cm" svg:y="-0.183cm" svg:width="13.995cm" svg:height="1.462cm" draw:z-index="7"><draw:text-box><text:p text:style-name="MP2">MIDI Bridge User Manual (draft)</text:p><text:p text:style-name="MP3">2020-02-16</text:p></draw:text-box></draw:frame><text:span text:style-name="MT1"><text:tab/></text:span><text:span text:style-name="MT2"><draw:frame draw:style-name="Mfr2" draw:name="Grafik 1" text:anchor-type="as-char" svg:width="3.609cm" svg:height="1.522cm" draw:z-index="3"><draw:image xlink:href="Pictures/10000000000001FF000000D6864BA670.png" xlink:type="simple" xlink:show="embed" xlink:actuate="onLoad"/></draw:frame></text:span></text:p>
      </style:header>
      <style:footer>
        <text:p text:style-name="MP4"><draw:frame draw:style-name="Mfr1" draw:name="Rahmen1" text:anchor-type="char" svg:x="-0.004cm" svg:y="-0.974cm" svg:width="15.432cm" svg:height="0.788cm" draw:z-index="11"><draw:text-box><text:p text:style-name="MP5"><text:span text:style-name="MT3">page </text:span><text:span text:style-name="MT3"><text:page-number text:select-page="current">3</text:page-number></text:span><text:span text:style-name="MT3"> of <text:s/></text:span><text:span text:style-name="MT3"><text:page-count style:num-format="1">4</text:page-count></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laus Strohhaecker</meta:initial-creator>
    <meta:creation-date>2020-12-17T19:04:00</meta:creation-date>
    <dc:date>2021-02-17T14:10:30.84</dc:date>
    <meta:print-date>2016-02-17T14:43:00</meta:print-date>
    <meta:editing-cycles>26</meta:editing-cycles>
    <meta:generator>OpenOffice/4.1.7$Win32 OpenOffice.org_project/417m1$Build-9800</meta:generator>
    <meta:editing-duration>PT5H19M29S</meta:editing-duration>
    <meta:document-statistic meta:table-count="1" meta:image-count="1" meta:object-count="0" meta:page-count="4" meta:paragraph-count="82" meta:word-count="820" meta:character-count="4799"/>
  </office:meta>
</office:document-meta>
</file>